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Table1.A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paragraph-rsid="0004ee6a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4ee6a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fe73" officeooo:paragraph-rsid="0004ee6a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04ee6a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4ee6a" officeooo:paragraph-rsid="0004ee6a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officeooo:paragraph-rsid="0004ee6a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04ee6a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b522" officeooo:paragraph-rsid="0004ee6a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4ee6a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187" officeooo:paragraph-rsid="0004ee6a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ea76" officeooo:paragraph-rsid="0004ee6a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04ee6a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ee6a" officeooo:paragraph-rsid="0004ee6a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84f" officeooo:paragraph-rsid="0004f84f" style:text-blinking="false" fo:background-color="transparent"/>
    </style:style>
    <style:style style:name="P15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4e187" officeooo:paragraph-rsid="0004ee6a"/>
    </style:style>
    <style:style style:name="P16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04ee6a"/>
    </style:style>
    <style:style style:name="P17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ee6a" officeooo:paragraph-rsid="0004ee6a" style:text-blinking="false" fo:background-color="transparent"/>
    </style:style>
    <style:style style:name="P18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91fc" officeooo:paragraph-rsid="0004ee6a" style:text-blinking="false" fo:background-color="transparent"/>
    </style:style>
    <style:style style:name="T1" style:family="text">
      <style:text-properties officeooo:rsid="001e281d"/>
    </style:style>
    <style:style style:name="T2" style:family="text">
      <style:text-properties officeooo:rsid="001fb522"/>
    </style:style>
    <style:style style:name="T3" style:family="text">
      <style:text-properties officeooo:rsid="0018ce12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b52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ee6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officeooo:rsid="0021ea76"/>
    </style:style>
    <style:style style:name="T8" style:family="text">
      <style:text-properties officeooo:rsid="001c2c2f"/>
    </style:style>
    <style:style style:name="T9" style:family="text">
      <style:text-properties officeooo:rsid="0023114e"/>
    </style:style>
    <style:style style:name="T10" style:family="text">
      <style:text-properties officeooo:rsid="0004ee6a"/>
    </style:style>
    <style:style style:name="T11" style:family="text">
      <style:text-properties officeooo:rsid="001b0ec3"/>
    </style:style>
    <style:style style:name="T12" style:family="text">
      <style:text-properties fo:font-style="italic" officeooo:rsid="001ace34" style:font-style-asian="italic" style:font-style-complex="italic"/>
    </style:style>
    <style:style style:name="T13" style:family="text">
      <style:text-properties fo:font-style="italic" officeooo:rsid="0004ee6a" style:font-style-asian="italic" style:font-style-complex="italic"/>
    </style:style>
    <style:style style:name="T14" style:family="text">
      <style:text-properties officeooo:rsid="000597c7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A1" office:value-type="string">
            <text:p text:style-name="P6"><text:span text:style-name="T10">Create </text:span>Course</text:p>
          </table:table-cell>
        </table:table-row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7">B<text:span text:style-name="T10">1-5</text:span></text:p>
          </table:table-cell>
        </table:table-row>
        <table:table-row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14">1</text:p>
          </table:table-cell>
        </table:table-row>
        <table:table-row>
          <table:table-cell table:style-name="Table1.A1" office:value-type="string">
            <text:p text:style-name="P2">Summary</text:p>
          </table:table-cell>
          <table:table-cell table:style-name="Table1.A1" office:value-type="string">
            <text:p text:style-name="P6"><text:span text:style-name="T10">Creates </text:span>a<text:span text:style-name="T1"> new </text:span>course <text:span text:style-name="T10">and enters an edit page</text:span></text:p>
          </table:table-cell>
        </table:table-row>
        <table:table-row>
          <table:table-cell table:style-name="Table1.A1" office:value-type="string">
            <text:p text:style-name="P4">Primary Actor</text:p>
          </table:table-cell>
          <table:table-cell table:style-name="Table1.A1" office:value-type="string">
            <text:p text:style-name="P8">Admin</text:p>
          </table:table-cell>
        </table:table-row>
        <table:table-row>
          <table:table-cell table:style-name="Table1.A1" office:value-type="string">
            <text:p text:style-name="P4">Secondary Actor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7" office:value-type="string">
            <text:p text:style-name="P5">Include</text:p>
          </table:table-cell>
          <table:table-cell table:style-name="Table1.A7" office:value-type="string">
            <text:p text:style-name="P9"/>
          </table:table-cell>
        </table:table-row>
        <table:table-row>
          <table:table-cell table:style-name="Table1.A7" office:value-type="string">
            <text:p text:style-name="P5">Extend</text:p>
          </table:table-cell>
          <table:table-cell table:style-name="Table1.A7" office:value-type="string">
            <text:p text:style-name="P13">Edit Course (B2-1)</text:p>
          </table:table-cell>
        </table:table-row>
        <table:table-row>
          <table:table-cell table:style-name="Table1.A1" office:value-type="string">
            <text:p text:style-name="P2">Pre-<text:span text:style-name="T3">conditions</text:span></text:p>
          </table:table-cell>
          <table:table-cell table:style-name="Table1.A1" office:value-type="string">
            <text:p text:style-name="P10">System is displaying courses list to <text:span text:style-name="T2">Admin</text:span></text:p>
          </table:table-cell>
        </table:table-row>
        <table:table-row>
          <table:table-cell table:style-name="Table1.A1" office:value-type="string">
            <text:p text:style-name="P2">Trigger:</text:p>
          </table:table-cell>
          <table:table-cell table:style-name="Table1.A1" office:value-type="string">
            <text:p text:style-name="P15"><text:span text:style-name="T4">Admin clicks “</text:span><text:span text:style-name="T5">create new course</text:span><text:span text:style-name="T4">” interface button</text:span></text:p>
          </table:table-cell>
        </table:table-row>
        <table:table-row>
          <table:table-cell table:style-name="Table1.A1" office:value-type="string">
            <text:p text:style-name="P2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7">Admin requests new course.</text:p>
              </text:list-item>
              <text:list-item>
                <text:p text:style-name="P17">System generates new course in the database and assigns it a unique ID.</text:p>
              </text:list-item>
              <text:list-item>
                <text:p text:style-name="P18">System displays “edit course” page for new<text:span text:style-name="T10">ly created </text:span>course: <text:span text:style-name="T11">Extend </text:span><text:span text:style-name="T12">Edit Course </text:span><text:span text:style-name="T13">(B2-1)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6"><text:span text:style-name="T6">Alternate Flow/ Exceptions:</text:span></text:p>
          </table:table-cell>
          <table:table-cell table:style-name="Table1.A1" office:value-type="string">
            <text:p text:style-name="P13">???</text:p>
          </table:table-cell>
        </table:table-row>
        <table:table-row>
          <table:table-cell table:style-name="Table1.A1" office:value-type="string">
            <text:p text:style-name="P2">Post-<text:span text:style-name="T8">conditions</text:span></text:p>
          </table:table-cell>
          <table:table-cell table:style-name="Table1.A1" office:value-type="string">
            <text:p text:style-name="P12">System has <text:span text:style-name="T14">created a </text:span>course <text:span text:style-name="T14">in </text:span>database and displayed <text:span text:style-name="T14">course edit page </text:span>to Admin.</text:p>
          </table:table-cell>
        </table:table-row>
        <table:table-row>
          <table:table-cell table:style-name="Table1.A1" office:value-type="string">
            <text:p text:style-name="P2">Author:</text:p>
          </table:table-cell>
          <table:table-cell table:style-name="Table1.A1" office:value-type="string">
            <text:p text:style-name="P12">Kasper Holtz Uhre</text:p>
          </table:table-cell>
        </table:table-row>
        <table:table-row>
          <table:table-cell table:style-name="Table1.A1" office:value-type="string">
            <text:p text:style-name="P2">Revision</text:p>
          </table:table-cell>
          <table:table-cell table:style-name="Table1.A1" office:value-type="string">
            <text:p text:style-name="P9">v<text:span text:style-name="T8">1</text:span></text:p>
          </table:table-cell>
        </table:table-row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9">2017/<text:span text:style-name="T8">10/29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1:55:36.458000000</meta:creation-date>
    <dc:date>2017-10-30T22:08:01.308000000</dc:date>
    <meta:editing-duration>PT12M24S</meta:editing-duration>
    <meta:editing-cycles>3</meta:editing-cycles>
    <meta:generator>LibreOffice/5.0.4.2$Windows_x86 LibreOffice_project/2b9802c1994aa0b7dc6079e128979269cf95bc78</meta:generator>
    <meta:document-statistic meta:table-count="1" meta:image-count="0" meta:object-count="0" meta:page-count="1" meta:paragraph-count="32" meta:word-count="106" meta:character-count="637" meta:non-whitespace-character-count="566"/>
  </office:meta>
</office:document-meta>
</file>